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-- Data Cleaning</text:p>
      <text:p text:style-name="Normal"/>
      <text:p text:style-name="Normal"/>
      <text:p text:style-name="Normal"/>
      <text:p text:style-name="Normal">-- 1. View all the records</text:p>
      <text:p text:style-name="Normal"/>
      <text:p text:style-name="Normal">SELECT *</text:p>
      <text:p text:style-name="Normal">FROM layoffs;</text:p>
      <text:p text:style-name="Normal"/>
      <text:p text:style-name="Normal">-- 2. Count all the row</text:p>
      <text:p text:style-name="Normal">SELECT COUNT(*)</text:p>
      <text:p text:style-name="Normal">FROM layoffs;</text:p>
      <text:p text:style-name="Normal"/>
      <text:p text:style-name="Normal">-- 3. Create a Copy of Table</text:p>
      <text:p text:style-name="Normal">-- 4. Remove Duplicates</text:p>
      <text:p text:style-name="Normal">-- 5. Standardize the Data</text:p>
      <text:p text:style-name="Normal">-- 6. Null Values or Blank Values</text:p>
      <text:p text:style-name="Normal">-- 7. Remove or Add any columns</text:p>
      <text:p text:style-name="Normal">-- 8. Create a Clean Copy of Table</text:p>
      <text:p text:style-name="Normal"/>
      <text:p text:style-name="Normal">CREATE TABLE layoffs_staging</text:p>
      <text:p text:style-name="Normal">LIKE layoffs;</text:p>
      <text:p text:style-name="Normal"/>
      <text:p text:style-name="Normal">INSERT layoffs_staging</text:p>
      <text:p text:style-name="Normal">SELECT *</text:p>
      <text:p text:style-name="Normal">FROM layoffs;</text:p>
      <text:p text:style-name="Normal"/>
      <text:p text:style-name="Normal">SELECT *,</text:p>
      <text:p text:style-name="Normal">ROW_NUMBER() OVER(</text:p>
      <text:p text:style-name="Normal">PARTITION BY company, location, industry, total_laid_off, percentage_laid_off, `date`, stage, country, funds_raised_millions) AS row_num</text:p>
      <text:p text:style-name="Normal">FROM layoffs_staging;</text:p>
      <text:p text:style-name="Normal"/>
      <text:p text:style-name="Normal">WITH duplicate_cte AS</text:p>
      <text:p text:style-name="Normal">(</text:p>
      <text:p text:style-name="Normal">SELECT *,</text:p>
      <text:p text:style-name="Normal">ROW_NUMBER() OVER(</text:p>
      <text:p text:style-name="Normal">PARTITION BY company, location, industry, total_laid_off, percentage_laid_off, `date`, stage, country, funds_raised_millions) AS row_num</text:p>
      <text:p text:style-name="Normal">FROM layoffs_staging</text:p>
      <text:p text:style-name="Normal">)</text:p>
      <text:p text:style-name="Normal"/>
      <text:p text:style-name="Normal">SELECT *</text:p>
      <text:p text:style-name="Normal">FROM duplicate_cte</text:p>
      <text:p text:style-name="Normal">WHERE row_num &gt; 1;</text:p>
      <text:p text:style-name="Normal"/>
      <text:p text:style-name="Normal">SELECT *</text:p>
      <text:p text:style-name="Normal">FROM layoffs_staging</text:p>
      <text:p text:style-name="Normal">WHERE company = 'Casper';</text:p>
      <text:p text:style-name="Normal"/>
      <text:p text:style-name="Normal">WITH duplicate_cte AS</text:p>
      <text:p text:style-name="Normal">(</text:p>
      <text:p text:style-name="Normal">SELECT *,</text:p>
      <text:soft-page-break/>
      <text:p text:style-name="Normal">ROW_NUMBER() OVER(</text:p>
      <text:p text:style-name="Normal">PARTITION BY company, location, industry, total_laid_off, percentage_laid_off, `date`, stage, country, funds_raised_millions) AS row_num</text:p>
      <text:p text:style-name="Normal">FROM layoffs_staging</text:p>
      <text:p text:style-name="Normal">)</text:p>
      <text:p text:style-name="Normal"/>
      <text:p text:style-name="Normal">DELETE<text:s/></text:p>
      <text:p text:style-name="Normal">FROM duplicate_cte</text:p>
      <text:p text:style-name="Normal">WHERE row_num &gt; 1;</text:p>
      <text:p text:style-name="Normal"/>
      <text:p text:style-name="Normal"/>
      <text:p text:style-name="Normal"/>
      <text:p text:style-name="Normal">CREATE TABLE `layoffs_staging2` (</text:p>
      <text:p text:style-name="Normal"><text:s text:c="2"/>`company` text,</text:p>
      <text:p text:style-name="Normal"><text:s text:c="2"/>`location` text,</text:p>
      <text:p text:style-name="Normal"><text:s text:c="2"/>`industry` text,</text:p>
      <text:p text:style-name="Normal"><text:s text:c="2"/>`total_laid_off` int DEFAULT NULL,</text:p>
      <text:p text:style-name="Normal"><text:s text:c="2"/>`percentage_laid_off` text,</text:p>
      <text:p text:style-name="Normal"><text:s text:c="2"/>`date` text,</text:p>
      <text:p text:style-name="Normal"><text:s text:c="2"/>`stage` text,</text:p>
      <text:p text:style-name="Normal"><text:s text:c="2"/>`country` text,</text:p>
      <text:p text:style-name="Normal"><text:s text:c="2"/>`funds_raised_millions` int DEFAULT NULL,</text:p>
      <text:p text:style-name="Normal"><text:s text:c="2"/>`row_num` INT</text:p>
      <text:p text:style-name="Normal">) ENGINE=InnoDB DEFAULT CHARSET=utf8mb4 COLLATE=utf8mb4_0900_ai_ci;</text:p>
      <text:p text:style-name="Normal"/>
      <text:p text:style-name="Normal"/>
      <text:soft-page-break/>
      <text:p text:style-name="Normal">SELECT *</text:p>
      <text:p text:style-name="Normal">FROM layoffs_staging2;</text:p>
      <text:p text:style-name="Normal"/>
      <text:p text:style-name="Normal">INSERT INTO layoffs_staging2</text:p>
      <text:p text:style-name="Normal">SELECT *,</text:p>
      <text:p text:style-name="Normal">ROW_NUMBER() OVER(</text:p>
      <text:p text:style-name="Normal">PARTITION BY company, location, industry, total_laid_off, percentage_laid_off, date, stage, country, funds_raised_millions) AS row_num</text:p>
      <text:p text:style-name="Normal">FROM layoffs_staging;</text:p>
      <text:p text:style-name="Normal"/>
      <text:p text:style-name="Normal">DELETE<text:s/></text:p>
      <text:p text:style-name="Normal">FROM layoffs_staging2</text:p>
      <text:p text:style-name="Normal">WHERE row_num &gt; 1;</text:p>
      <text:p text:style-name="Normal"/>
      <text:p text:style-name="Normal">-- Standardizing data</text:p>
      <text:p text:style-name="Normal"/>
      <text:p text:style-name="Normal">SELECT company, TRIM(company)</text:p>
      <text:p text:style-name="Normal">FROM layoffs_staging2;</text:p>
      <text:p text:style-name="Normal"/>
      <text:p text:style-name="Normal">UPDATE layoffs_staging2</text:p>
      <text:p text:style-name="Normal">SET company = TRIM(company);</text:p>
      <text:p text:style-name="Normal"/>
      <text:p text:style-name="Normal">SELECT *</text:p>
      <text:p text:style-name="Normal">FROM layoffs_staging2</text:p>
      <text:p text:style-name="Normal">WHERE industry LIKE 'Crypto%';</text:p>
      <text:p text:style-name="Normal"/>
      <text:soft-page-break/>
      <text:p text:style-name="Normal">UPDATE layoffs_staging2</text:p>
      <text:p text:style-name="Normal">SET industry = 'Crypto'</text:p>
      <text:p text:style-name="Normal">WHERE industry LIKE 'Crypto%';</text:p>
      <text:p text:style-name="Normal"/>
      <text:p text:style-name="Normal">SELECT DISTINCT Country</text:p>
      <text:p text:style-name="Normal">FROM layoffs_staging2</text:p>
      <text:p text:style-name="Normal">ORDER BY 1;</text:p>
      <text:p text:style-name="Normal"/>
      <text:p text:style-name="Normal">SELECT DISTINCT country, TRIM(TRAILING '.' FROM country)</text:p>
      <text:p text:style-name="Normal">FROM layoffs_staging2</text:p>
      <text:p text:style-name="Normal">ORDER BY 1;</text:p>
      <text:p text:style-name="Normal"/>
      <text:p text:style-name="Normal">UPDATE layoffs_staging2</text:p>
      <text:p text:style-name="Normal">SET country = TRIM(TRAILING '.' FROM country)</text:p>
      <text:p text:style-name="Normal">WHERE country LIKE 'United States%';</text:p>
      <text:p text:style-name="Normal"/>
      <text:p text:style-name="Normal">SELECT `date`,</text:p>
      <text:p text:style-name="Normal">STR_TO_DATE(`date`, '%m/%d/%Y')</text:p>
      <text:p text:style-name="Normal">FROM layoffs_staging2;</text:p>
      <text:p text:style-name="Normal"/>
      <text:p text:style-name="Normal">UPDATE layoffs_staging2</text:p>
      <text:p text:style-name="Normal">SET `date` = STR_TO_DATE(`date`, '%m/%d/%Y');</text:p>
      <text:p text:style-name="Normal"/>
      <text:p text:style-name="Normal">SELECT `date`</text:p>
      <text:p text:style-name="Normal">FROM layoffs_staging2;</text:p>
      <text:p text:style-name="Normal"/>
      <text:soft-page-break/>
      <text:p text:style-name="Normal">ALTER TABLE layoffs_staging2</text:p>
      <text:p text:style-name="Normal">MODIFY COLUMN `date` DATE;</text:p>
      <text:p text:style-name="Normal"/>
      <text:p text:style-name="Normal">SELECT *</text:p>
      <text:p text:style-name="Normal">FROM layoffs_staging2;</text:p>
      <text:p text:style-name="Normal"/>
      <text:p text:style-name="Normal">SELECT *</text:p>
      <text:p text:style-name="Normal">FROM layoffs_staging2</text:p>
      <text:p text:style-name="Normal">WHERE total_laid_off IS NULL</text:p>
      <text:p text:style-name="Normal">AND percentage_laid_off IS NULL;</text:p>
      <text:p text:style-name="Normal"/>
      <text:p text:style-name="Normal">UPDATE layoffs_staging2</text:p>
      <text:p text:style-name="Normal">SET industry = NULL</text:p>
      <text:p text:style-name="Normal">WHERE industry = '';</text:p>
      <text:p text:style-name="Normal"/>
      <text:p text:style-name="Normal">SELECT *</text:p>
      <text:p text:style-name="Normal">FROM layoffs_staging2</text:p>
      <text:p text:style-name="Normal">WHERE industry IS NULL</text:p>
      <text:p text:style-name="Normal">OR industry = '';</text:p>
      <text:p text:style-name="Normal"/>
      <text:p text:style-name="Normal">SELECT *</text:p>
      <text:p text:style-name="Normal">FROM layoffs_staging2</text:p>
      <text:p text:style-name="Normal">WHERE company = 'Airbnb';</text:p>
      <text:p text:style-name="Normal"/>
      <text:p text:style-name="Normal">SELECT t1.industry, t2.industry</text:p>
      <text:p text:style-name="Normal">FROM layoffs_staging2 t1</text:p>
      <text:soft-page-break/>
      <text:p text:style-name="Normal">JOIN layoffs_staging2 t2</text:p>
      <text:p text:style-name="Normal"><text:tab/>ON t1.company = t2.companY</text:p>
      <text:p text:style-name="Normal">WHERE (t1.industry IS NULL OR t1.industry = '')</text:p>
      <text:p text:style-name="Normal">AND t2.industry IS NOT NULL;</text:p>
      <text:p text:style-name="Normal"/>
      <text:p text:style-name="Normal">UPDATE layoffs_staging2 t1</text:p>
      <text:p text:style-name="Normal">JOIN layoffs_staging2 t2</text:p>
      <text:p text:style-name="Normal"><text:tab/>ON t1.company = t2.company</text:p>
      <text:p text:style-name="Normal">SET t1.industry = t2.industry</text:p>
      <text:p text:style-name="Normal">WHERE t1.industry IS NULL</text:p>
      <text:p text:style-name="Normal">AND t2.industry IS NOT NULL;</text:p>
      <text:p text:style-name="Normal"/>
      <text:p text:style-name="Normal">SELECT *</text:p>
      <text:p text:style-name="Normal">FROM layoffs_staging2</text:p>
      <text:p text:style-name="Normal">WHERE total_laid_off IS NULL</text:p>
      <text:p text:style-name="Normal">AND percentage_laid_off IS NULL;</text:p>
      <text:p text:style-name="Normal"/>
      <text:p text:style-name="Normal">DELETE<text:s/></text:p>
      <text:p text:style-name="Normal">FROM layoffs_staging2</text:p>
      <text:p text:style-name="Normal">WHERE total_laid_off IS NULL</text:p>
      <text:p text:style-name="Normal">AND percentage_laid_off IS NULL;</text:p>
      <text:p text:style-name="Normal"/>
      <text:p text:style-name="Normal">SELECT *<text:s/></text:p>
      <text:p text:style-name="Normal">FROM layoffs_staging2;</text:p>
      <text:p text:style-name="Normal"/>
      <text:p text:style-name="Normal">ALTER TABLE layoffs_staging2</text:p>
      <text:soft-page-break/>
      <text:p text:style-name="Normal">DROP COLUMN row_num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handra Bahadur kunwar</meta:initial-creator>
    <dc:creator>chandra Bahadur kunwar</dc:creator>
    <meta:creation-date>2025-04-09T14:01:00Z</meta:creation-date>
    <dc:date>2025-04-12T11:03:00Z</dc:date>
    <meta:template xlink:href="Normal" xlink:type="simple"/>
    <meta:editing-cycles>3</meta:editing-cycles>
    <meta:editing-duration>PT4920S</meta:editing-duration>
    <meta:document-statistic meta:page-count="8" meta:paragraph-count="7" meta:word-count="526" meta:character-count="3518" meta:row-count="24" meta:non-whitespace-character-count="2999"/>
  </office:meta>
</office:document-meta>
</file>